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93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9.32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GPU (Alfa = 1)</text:p>
          </table:table-cell>
          <table:table-cell table:style-name="ce1" office:value-type="string">
            <text:p>CPU (Single Thread, Alfa = 0)</text:p>
          </table:table-cell>
          <table:table-cell office:value-type="string">
            <text:p>CPU (Multi Thread, Alfa = 0)</text:p>
          </table:table-cell>
          <table:table-cell office:value-type="string">
            <text:p>GPU + CPU (Multi Thread, Alfa = 0.5)</text:p>
          </table:table-cell>
          <table:table-cell office:value-type="string">
            <text:p>GPU + CPU (Single Thread, Alfa = 0.5)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>
            <draw:frame table:end-cell-address="Sheet1.H41" table:end-x="1.358cm" table:end-y="0.319cm" draw:z-index="0" draw:style-name="gr1" svg:width="21.967cm" svg:height="6.987cm" svg:x="0.66cm" svg:y="0.107cm">
              <draw:object draw:notify-on-update-of-ranges="Sheet1.A1:Sheet1.A1 Sheet1.A2:Sheet1.A61 Sheet1.B1:Sheet1.B1 Sheet1.B2:Sheet1.B61 Sheet1.C1:Sheet1.C1 Sheet1.C2:Sheet1.C61 Sheet1.D1:Sheet1.D1 Sheet1.D2:Sheet1.D61 Sheet1.E1:Sheet1.E1 Sheet1.E2:Sheet1.E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 office:value-type="float" office:value="81">
            <text:p>81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1">
            <text:p>8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0">
            <text:p>8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8">08/07/2009</text:date>, <text:time>06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5T18:32:34.48</meta:creation-date>
    <dc:date>2009-07-08T06:30:05.87</dc:date>
    <meta:editing-duration>PT02H46M20S</meta:editing-duration>
    <meta:editing-cycles>6</meta:editing-cycles>
    <meta:generator>OpenOffice.org/3.1$Win32 OpenOffice.org_project/310m11$Build-9399</meta:generator>
    <meta:document-statistic meta:table-count="3" meta:cell-count="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15cm" chart:symbol-height="0.15cm"/>
      <style:graphic-properties draw:stroke="solid" svg:stroke-width="0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15cm" chart:symbol-height="0.15cm"/>
      <style:graphic-properties draw:stroke="solid" svg:stroke-width="0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15cm" chart:symbol-height="0.15cm"/>
      <style:graphic-properties svg:stroke-width="0cm" svg:stroke-color="#00cccc" draw:fill-color="#00cccc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draw:stroke-dash="Ultrafine_20_Dashe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8.589cm" svg:y="0.14cm" chart:style-name="ch2">
          <text:p>FPS Durante Navegação</text:p>
        </chart:title>
        <chart:legend chart:legend-position="end" svg:x="16.619cm" svg:y="1.962cm" chart:style-name="ch3"/>
        <chart:plot-area chart:style-name="ch4" table:cell-range-address="Sheet1.A1:Sheet1.E61" chart:data-source-has-labels="row" svg:x="0.675cm" svg:y="0.78cm" svg:width="15.556cm" svg:height="5.989cm">
          <chart:axis chart:dimension="x" chart:name="primary-x" chart:style-name="ch5">
            <chart:title svg:x="8.275cm" svg:y="6.311cm" chart:style-name="ch6">
              <text:p>Frame</text:p>
            </chart:title>
          </chart:axis>
          <chart:axis chart:dimension="y" chart:name="primary-y" chart:style-name="ch5">
            <chart:title svg:x="0.437cm" svg:y="5.01cm" chart:style-name="ch7">
              <text:p>Frames por segundo</text:p>
            </chart:title>
            <chart:grid chart:style-name="ch8" chart:class="major"/>
          </chart:axis>
          <chart:series chart:style-name="ch9" chart:values-cell-range-address="Sheet1.A2:Sheet1.A61" chart:label-cell-address="Sheet1.A1:Sheet1.A1" chart:class="chart:line">
            <chart:data-point chart:repeated="60"/>
          </chart:series>
          <chart:series chart:style-name="ch10" chart:values-cell-range-address="Sheet1.B2:Sheet1.B61" chart:label-cell-address="Sheet1.B1:Sheet1.B1" chart:class="chart:line">
            <chart:data-point chart:repeated="60"/>
          </chart:series>
          <chart:series chart:style-name="ch11" chart:values-cell-range-address="Sheet1.C2:Sheet1.C61" chart:label-cell-address="Sheet1.C1:Sheet1.C1" chart:class="chart:line">
            <chart:data-point chart:repeated="60"/>
          </chart:series>
          <chart:series chart:style-name="ch12" chart:values-cell-range-address="Sheet1.D2:Sheet1.D61" chart:label-cell-address="Sheet1.D1:Sheet1.D1" chart:class="chart:line">
            <chart:data-point chart:repeated="60"/>
          </chart:series>
          <chart:series chart:style-name="ch13" chart:values-cell-range-address="Sheet1.E2:Sheet1.E61" chart:label-cell-address="Sheet1.E1:Sheet1.E1" chart:class="chart:line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GPU (Alfa = 1)</text:p>
              </table:table-cell>
              <table:table-cell office:value-type="string">
                <text:p text:id="Sheet1.B1:Sheet1.B1">CPU (Single Thread, Alfa = 0)</text:p>
              </table:table-cell>
              <table:table-cell office:value-type="string">
                <text:p text:id="Sheet1.C1:Sheet1.C1">CPU (Multi Thread, Alfa = 0)</text:p>
              </table:table-cell>
              <table:table-cell office:value-type="string">
                <text:p text:id="Sheet1.D1:Sheet1.D1">GPU + CPU (Multi Thread, Alfa = 0.5)</text:p>
              </table:table-cell>
              <table:table-cell office:value-type="string">
                <text:p text:id="Sheet1.E1:Sheet1.E1">GPU + CPU (Single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 text:id="Sheet1.A2:Sheet1.A61">79</text:p>
              </table:table-cell>
              <table:table-cell office:value-type="float" office:value="77">
                <text:p text:id="Sheet1.B2:Sheet1.B61">77</text:p>
              </table:table-cell>
              <table:table-cell office:value-type="float" office:value="81">
                <text:p text:id="Sheet1.C2:Sheet1.C61">81</text:p>
              </table:table-cell>
              <table:table-cell office:value-type="float" office:value="1.#NAN">
                <text:p text:id="Sheet1.D2:Sheet1.D61">1.#NAN</text:p>
              </table:table-cell>
              <table:table-cell office:value-type="float" office:value="1.#NAN">
                <text:p text:id="Sheet1.E2:Sheet1.E6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